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4pt"/>
    </style:style>
    <style:style style:name="co2" style:family="table-column">
      <style:table-column-properties fo:break-before="auto" style:column-width="49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solid" draw:fill-color="#ffffff" fo:min-height="40.99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tempos" table:style-name="ta1">
        <table:shapes>
          <draw:frame draw:z-index="0" draw:style-name="gr1" draw:text-style-name="P1" svg:width="480.16pt" svg:height="328.31pt" svg:x="193.8pt" svg:y="65.31pt">
            <loext:p draw:notify-on-update-of-ranges="tempos.A3:tempos.A17 tempos.C1:tempos.C1 tempos.C3:tempos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3" svg:width="442.6pt" svg:height="40.99pt" svg:x="204.6pt" svg:y="15.96pt">
            <draw:text-box>
              <text:p text:style-name="P2"><text:span text:style-name="T1">A aceleração foi calculada usando o arquivo “input” que esta presente na pasta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hreads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aceler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1.967" calcext:value-type="float">
            <text:p>281.9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29" calcext:value-type="float">
            <text:p>0.1829</text:p>
          </table:table-cell>
          <table:table-cell table:formula="of:=[.B2]/[.B3]" office:value-type="float" office:value="1541.64570803718" calcext:value-type="float">
            <text:p>1541.6457080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47948" calcext:value-type="float">
            <text:p>0.847948</text:p>
          </table:table-cell>
          <table:table-cell table:formula="of:=([.B$2])/[.B4]" office:value-type="float" office:value="332.528645624496" calcext:value-type="float">
            <text:p>332.5286456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73431" calcext:value-type="float">
            <text:p>2.73431</text:p>
          </table:table-cell>
          <table:table-cell table:formula="of:=([.B$2])/[.B5]" office:value-type="float" office:value="103.121811352773" calcext:value-type="float">
            <text:p>103.1218113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2127" calcext:value-type="float">
            <text:p>5.12127</text:p>
          </table:table-cell>
          <table:table-cell table:formula="of:=([.B$2])/[.B6]" office:value-type="float" office:value="55.0580227170214" calcext:value-type="float">
            <text:p>55.0580227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48394" calcext:value-type="float">
            <text:p>7.48394</text:p>
          </table:table-cell>
          <table:table-cell table:formula="of:=([.B$2])/[.B7]" office:value-type="float" office:value="37.6762774688199" calcext:value-type="float">
            <text:p>37.67627746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.0465" calcext:value-type="float">
            <text:p>23.0465</text:p>
          </table:table-cell>
          <table:table-cell table:formula="of:=([.B$2])/[.B8]" office:value-type="float" office:value="12.2346994120582" calcext:value-type="float">
            <text:p>12.234699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923" calcext:value-type="float">
            <text:p>10.7923</text:p>
          </table:table-cell>
          <table:table-cell table:formula="of:=([.B$2])/[.B9]" office:value-type="float" office:value="26.1266829128175" calcext:value-type="float">
            <text:p>26.12668291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823" calcext:value-type="float">
            <text:p>77.823</text:p>
          </table:table-cell>
          <table:table-cell table:formula="of:=([.B$2])/[.B10]" office:value-type="float" office:value="3.6231833776647" calcext:value-type="float">
            <text:p>3.62318337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.117" calcext:value-type="float">
            <text:p>21.117</text:p>
          </table:table-cell>
          <table:table-cell table:formula="of:=([.B$2])/[.B11]" office:value-type="float" office:value="13.3526069043898" calcext:value-type="float">
            <text:p>13.35260690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.335" calcext:value-type="float">
            <text:p>136.335</text:p>
          </table:table-cell>
          <table:table-cell table:formula="of:=([.B$2])/[.B12]" office:value-type="float" office:value="2.06819232038728" calcext:value-type="float">
            <text:p>2.06819232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.9115" calcext:value-type="float">
            <text:p>75.9115</text:p>
          </table:table-cell>
          <table:table-cell table:formula="of:=([.B$2])/[.B13]" office:value-type="float" office:value="3.71441744663193" calcext:value-type="float">
            <text:p>3.71441744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.1316" calcext:value-type="float">
            <text:p>84.1316</text:p>
          </table:table-cell>
          <table:table-cell table:formula="of:=([.B$2])/[.B14]" office:value-type="float" office:value="3.35149931773555" calcext:value-type="float">
            <text:p>3.35149931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.073" calcext:value-type="float">
            <text:p>350.073</text:p>
          </table:table-cell>
          <table:table-cell table:formula="of:=([.B$2])/[.B15]" office:value-type="float" office:value="0.80545200572452" calcext:value-type="float">
            <text:p>0.80545200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5.081" calcext:value-type="float">
            <text:p>135.081</text:p>
          </table:table-cell>
          <table:table-cell table:formula="of:=([.B$2])/[.B16]" office:value-type="float" office:value="2.0873920092389" calcext:value-type="float">
            <text:p>2.08739200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.4887" calcext:value-type="float">
            <text:p>35.4887</text:p>
          </table:table-cell>
          <table:table-cell table:formula="of:=([.B$2])/[.B17]" office:value-type="float" office:value="7.94526144941911" calcext:value-type="float">
            <text:p>7.94526144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11:06:57.764989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11:09:57.412983279</dc:date>
    <meta:editing-duration>PT3M3S</meta:editing-duration>
    <meta:editing-cycles>2</meta:editing-cycles>
    <meta:generator>LibreOffice/5.1.4.2$Linux_X86_64 LibreOffice_project/10m0$Build-2</meta:generator>
    <meta:document-statistic meta:table-count="1" meta:cell-count="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94cm" svg:height="11.583cm" xlink:href=".." xlink:type="simple" chart:class="chart:line" chart:style-name="ch1">
        <chart:title svg:x="6.034cm" svg:y="0.366cm" chart:style-name="ch2">
          <text:p>nthreads x aceleracao</text:p>
        </chart:title>
        <chart:subtitle svg:x="6.677cm" svg:y="1.382cm" chart:style-name="ch3">
          <text:p>(escala logaritmica)</text:p>
        </chart:subtitle>
        <chart:plot-area chart:style-name="ch4" table:cell-range-address="tempos.A3:tempos.A17 tempos.C1:tempos.C1 tempos.C3:tempos.C17" chart:data-source-has-labels="both" svg:x="0.823cm" svg:y="2.515cm" svg:width="15.486cm" svg:height="7.665cm">
          <chartooo:coordinate-region svg:x="2.068cm" svg:y="2.703cm" svg:width="14.04cm" svg:height="6.852cm"/>
          <chart:axis chart:dimension="x" chart:name="primary-x" chart:style-name="ch5" chartooo:axis-type="auto">
            <chartooo:date-scale/>
            <chart:title svg:x="7.89cm" svg:y="10.412cm" chart:style-name="ch6">
              <text:p>nTheads</text:p>
            </chart:title>
            <chart:categories table:cell-range-address="tempos.A3:tempos.A17"/>
            <chart:grid chart:style-name="ch7" chart:class="major"/>
          </chart:axis>
          <chart:axis chart:dimension="y" chart:name="primary-y" chart:style-name="ch8">
            <chart:title svg:x="0.001cm" svg:y="7.177cm" chart:style-name="ch9">
              <text:p>aceleracao</text:p>
            </chart:title>
            <chart:grid chart:style-name="ch7" chart:class="major"/>
          </chart:axis>
          <chart:series chart:style-name="ch10" chart:values-cell-range-address="tempos.C3:tempos.C17" chart:label-cell-address="tempos.C1:tempos.C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eleracao</text:p>
                <draw:g>
                  <svg:desc>tempos.C1:tempos.C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tempos.A3:tempos.A17</svg:desc>
                </draw:g>
              </table:table-cell>
              <table:table-cell office:value-type="float" office:value="1541.64570803718">
                <text:p>1541.64570803718</text:p>
                <draw:g>
                  <svg:desc>tempos.C3:tempos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2.528645624496">
                <text:p>332.5286456244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3.121811352773">
                <text:p>103.1218113527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.0580227170214">
                <text:p>55.058022717021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6762774688199">
                <text:p>37.676277468819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2346994120582">
                <text:p>12.23469941205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1266829128175">
                <text:p>26.12668291281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6231833776647">
                <text:p>3.623183377664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26069043898">
                <text:p>13.352606904389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6819232038728">
                <text:p>2.068192320387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71441744663193">
                <text:p>3.7144174466319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35149931773555">
                <text:p>3.3514993177355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0545200572452">
                <text:p>0.805452005724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0873920092389">
                <text:p>2.08739200923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94526144941911">
                <text:p>7.94526144941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